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link to <text:a xlink:type="simple" xlink:href="http://haumacher.de/" office:name="haui's home">Haui's homepage</text:a>!</text:p>
      <text:p text:style-name="Standard">A local link to <text:a xlink:type="simple" xlink:href="#Another_Topic">another topic</text:a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05-17T20:27:06</meta:creation-date>
    <dc:creator>Bernhard Haumacher</dc:creator>
    <dc:date>2007-05-17T20:31:56</dc:date>
    <dc:language>de-DE</dc:language>
    <meta:editing-cycles>3</meta:editing-cycles>
    <meta:editing-duration>PT4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1" meta:character-count="56"/>
  </office:meta>
</office:document-meta>
</file>